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4mm" svg:x="207.32mm" svg:y="17mm">
            <draw:object draw:notify-on-update-of-ranges="Sheet1.A2:Sheet1.A10 Sheet1.B2:Sheet1.B10 Sheet1.A2:Sheet1.A10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87346" calcext:value-type="float">
            <text:p>0.187346</text:p>
          </table:table-cell>
          <table:table-cell office:value-type="float" office:value="0.165171" calcext:value-type="float">
            <text:p>0.165171</text:p>
          </table:table-cell>
          <table:table-cell table:formula="of:=POWER([.B2]-[.C2];2)" office:value-type="float" office:value="0.000491730625" calcext:value-type="float">
            <text:p>0.000491730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677" calcext:value-type="float">
            <text:p>0.035677</text:p>
          </table:table-cell>
          <table:table-cell office:value-type="float" office:value="0.027024" calcext:value-type="float">
            <text:p>0.027024</text:p>
          </table:table-cell>
          <table:table-cell table:formula="of:=POWER([.B3]-[.C3];2)" office:value-type="float" office:value="0.000074874409" calcext:value-type="float">
            <text:p>7.4874409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871" calcext:value-type="float">
            <text:p>0.006871</text:p>
          </table:table-cell>
          <table:table-cell office:value-type="float" office:value="0.003866" calcext:value-type="float">
            <text:p>0.003866</text:p>
          </table:table-cell>
          <table:table-cell table:formula="of:=POWER([.B4]-[.C4];2)" office:value-type="float" office:value="0.000009030025" calcext:value-type="float">
            <text:p>9.030025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0655" calcext:value-type="float">
            <text:p>0.000655</text:p>
          </table:table-cell>
          <table:table-cell table:formula="of:=POWER([.B5]-[.C5];2)" office:value-type="float" office:value="0.000000395641" calcext:value-type="float">
            <text:p>3.95641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1172" calcext:value-type="float">
            <text:p>0.001172</text:p>
          </table:table-cell>
          <table:table-cell table:formula="of:=POWER([.B6]-[.C6];2)" office:value-type="float" office:value="0.000000870489" calcext:value-type="float">
            <text:p>8.70489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92" calcext:value-type="float">
            <text:p>0.000192</text:p>
          </table:table-cell>
          <table:table-cell table:formula="of:=POWER([.B7]-[.C7];2)" office:value-type="float" office:value="0.000000021316" calcext:value-type="float">
            <text:p>2.1316E-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717" calcext:value-type="float">
            <text:p>0.000717</text:p>
          </table:table-cell>
          <table:table-cell table:formula="of:=POWER([.B8]-[.C8];2)" office:value-type="float" office:value="0.000000498436" calcext:value-type="float">
            <text:p>4.98436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152" calcext:value-type="float">
            <text:p>0.00152</text:p>
          </table:table-cell>
          <table:table-cell table:formula="of:=POWER([.B9]-[.C9];2)" office:value-type="float" office:value="0.000001817104" calcext:value-type="float">
            <text:p>1.817104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3021" calcext:value-type="float">
            <text:p>0.013021</text:p>
          </table:table-cell>
          <table:table-cell office:value-type="float" office:value="0.022767" calcext:value-type="float">
            <text:p>0.022767</text:p>
          </table:table-cell>
          <table:table-cell table:formula="of:=POWER([.B10]-[.C10];2)" office:value-type="float" office:value="0.000094984516" calcext:value-type="float">
            <text:p>9.4984516E-05</text:p>
          </table:table-cell>
        </table:table-row>
        <table:table-row table:style-name="ro1">
          <table:table-cell/>
          <table:table-cell table:style-name="Default" table:formula="of:=MAX([.B2:.B10])-MIN([.B2:.B10])" office:value-type="float" office:value="0.187335" calcext:value-type="float">
            <text:p>0.187335</text:p>
          </table:table-cell>
          <table:table-cell table:style-name="Default" table:formula="of:=MAX([.C2:.C10])-MIN([.C2:.C10])" office:value-type="float" office:value="0.164979" calcext:value-type="float">
            <text:p>0.164979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formula="of:=SQRT(SUM([.D2:.D10])/COUNT([.D2:.D10]))" office:value-type="float" office:value="0.00865526532746911" calcext:value-type="float">
            <text:p>0.0086552653274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21:29:36.905000000</meta:creation-date>
    <dc:date>2019-08-12T22:13:31.016000000</dc:date>
    <meta:editing-duration>PT23M33S</meta:editing-duration>
    <meta:editing-cycles>1</meta:editing-cycles>
    <meta:document-statistic meta:table-count="1" meta:cell-count="39" meta:object-count="1"/>
    <meta:generator>LibreOffice/6.2.3.2$Windows_X86_64 LibreOffice_project/aecc05fe267cc68dde00352a451aa867b3b546a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147cm" svg:y="3.954cm" style:legend-expansion="high" chart:style-name="ch2"/>
        <chart:plot-area chart:style-name="ch3" table:cell-range-address="Sheet1.A2:Sheet1.C10" svg:x="0.319cm" svg:y="0.18cm" svg:width="12.509cm" svg:height="8.645cm">
          <chartooo:coordinate-region svg:x="1.231cm" svg:y="0.38cm" svg:width="11.41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class="chart:scatter">
            <chart:domain table:cell-range-address="Sheet1.A2:Sheet1.A10"/>
            <chart:data-point chart:repeated="9"/>
          </chart:series>
          <chart:series chart:style-name="ch7" chart:values-cell-range-address="Sheet1.C2:Sheet1.C1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0.187346">
                <text:p>0.187346</text:p>
                <draw:g>
                  <svg:desc>Sheet1.B2:Sheet1.B10</svg:desc>
                </draw:g>
              </table:table-cell>
              <table:table-cell office:value-type="float" office:value="0.165171">
                <text:p>0.165171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5677">
                <text:p>0.035677</text:p>
              </table:table-cell>
              <table:table-cell office:value-type="float" office:value="0.027024">
                <text:p>0.027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6871">
                <text:p>0.006871</text:p>
              </table:table-cell>
              <table:table-cell office:value-type="float" office:value="0.003866">
                <text:p>0.003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284">
                <text:p>0.001284</text:p>
              </table:table-cell>
              <table:table-cell office:value-type="float" office:value="0.000655">
                <text:p>0.000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239">
                <text:p>0.000239</text:p>
              </table:table-cell>
              <table:table-cell office:value-type="float" office:value="0.001172">
                <text:p>0.0011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46">
                <text:p>0.00004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717">
                <text:p>0.000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172">
                <text:p>0.000172</text:p>
              </table:table-cell>
              <table:table-cell office:value-type="float" office:value="0.00152">
                <text:p>0.00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13021">
                <text:p>0.013021</text:p>
              </table:table-cell>
              <table:table-cell office:value-type="float" office:value="0.022767">
                <text:p>0.022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